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3d77" officeooo:paragraph-rsid="00033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by :</text:p>
      <text:p text:style-name="P1"/>
      <text:p text:style-name="P1">Haritha Poornachandran – 2017103057</text:p>
      <text:p text:style-name="P1">Deva --</text:p>
      <text:p text:style-name="P1"/>
      <text:p text:style-name="P1">Aim: </text:p>
      <text:p text:style-name="P1"/>
      <text:p text:style-name="P1">To create a basic version of parts of a C compiler.</text:p>
      <text:p text:style-name="P1">1. Lexical</text:p>
      <text:p text:style-name="P1">2. Syntax</text:p>
      <text:p text:style-name="P1">3. Intermediate Code Generation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1:19:08.051955552</meta:creation-date>
    <dc:date>2020-04-06T21:22:30.403782101</dc:date>
    <meta:editing-duration>PT3M23S</meta:editing-duration>
    <meta:editing-cycles>1</meta:editing-cycles>
    <meta:document-statistic meta:table-count="0" meta:image-count="0" meta:object-count="0" meta:page-count="1" meta:paragraph-count="9" meta:word-count="28" meta:character-count="161" meta:non-whitespace-character-count="138"/>
    <meta:generator>LibreOffice/6.0.7.3$Linux_X86_64 LibreOffice_project/00m0$Build-3</meta:generator>
  </office:meta>
</office:document-meta>
</file>